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styles.xml" manifest:media-type="text/xml"/>
  <manifest:file-entry manifest:full-path="layout-cache" manifest:media-type="application/binary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0012f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02f82b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00012f" officeooo:paragraph-rsid="0000012f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00012f" officeooo:paragraph-rsid="0000012f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italic" officeooo:rsid="0000012f" officeooo:paragraph-rsid="0000012f" style:font-style-asian="italic" style:font-style-complex="italic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02f82b" officeooo:paragraph-rsid="0002f82b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tyle="normal" officeooo:rsid="0002f82b" officeooo:paragraph-rsid="0002f82b" style:font-style-asian="normal" style:font-style-complex="normal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tyle="normal" officeooo:rsid="0002f82b" officeooo:paragraph-rsid="0007d32d" style:font-style-asian="normal" style:font-style-complex="normal"/>
    </style:style>
    <style:style style:name="P9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/>
      <style:text-properties officeooo:paragraph-rsid="0000012f"/>
    </style:style>
    <style:style style:name="P10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officeooo:paragraph-rsid="0002f82b"/>
    </style:style>
    <style:style style:name="P1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paragraph-rsid="0000012f"/>
    </style:style>
    <style:style style:name="P12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font-style="italic" officeooo:rsid="0002f82b" officeooo:paragraph-rsid="0002f82b" style:font-style-asian="italic" style:font-style-complex="italic"/>
    </style:style>
    <style:style style:name="P13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fo:font-style="normal" officeooo:rsid="0000012f" officeooo:paragraph-rsid="0000012f" style:font-style-asian="normal" style:font-style-complex="normal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tyle="normal" officeooo:rsid="0000012f" officeooo:paragraph-rsid="0002f82b" style:font-style-asian="normal" style:font-style-complex="normal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tyle="normal" officeooo:rsid="0002f82b" officeooo:paragraph-rsid="0002f82b" style:font-style-asian="normal" style:font-style-complex="normal"/>
    </style:style>
    <style:style style:name="P16" style:family="paragraph" style:parent-style-name="Standard" style:list-style-name="L1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style="normal" officeooo:rsid="0000012f" officeooo:paragraph-rsid="0002f82b" style:font-style-asian="normal" style:font-style-complex="normal"/>
    </style:style>
    <style:style style:name="P17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font-style="normal" officeooo:rsid="0000012f" officeooo:paragraph-rsid="0002f82b" style:font-style-asian="normal" style:font-style-complex="normal"/>
    </style:style>
    <style:style style:name="T1" style:family="text">
      <style:text-properties officeooo:rsid="0000012f"/>
    </style:style>
    <style:style style:name="T2" style:family="text">
      <style:text-properties officeooo:rsid="00010cd9"/>
    </style:style>
    <style:style style:name="T3" style:family="text">
      <style:text-properties officeooo:rsid="0002f82b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0012f" style:font-style-asian="normal" style:font-style-complex="normal"/>
    </style:style>
    <style:style style:name="T6" style:family="text">
      <style:text-properties fo:font-style="normal" officeooo:rsid="0002f82b" style:font-style-asian="normal" style:font-style-complex="normal"/>
    </style:style>
    <style:style style:name="T7" style:family="text">
      <style:text-properties fo:font-style="normal" officeooo:rsid="0007d153" style:font-style-asian="normal" style:font-style-complex="normal"/>
    </style:style>
    <style:style style:name="T8" style:family="text">
      <style:text-properties officeooo:rsid="0007d32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Repositório GitHub: </text:span>ttps://github.com/ceslop84/ia_ag</text:p>
      <text:p text:style-name="P1"/>
      <text:p text:style-name="P1"><text:span text:style-name="T1">1. </text:span>Explique como procedeu para penalizar o fitness de mochilas infact<text:span text:style-name="T1">í</text:span>veis (mochilas cujo peso <text:span text:style-name="T1">é</text:span> maior do que o m<text:span text:style-name="T1">á</text:span>ximo permitido. </text:p>
      <text:p text:style-name="P11">a. Adicione o pseudo-c<text:span text:style-name="T1">ó</text:span>digo do m<text:span text:style-name="T1">é</text:span>todo implementado. </text:p>
      <text:p text:style-name="P11">b. Explique o m<text:span text:style-name="T1">é</text:span>todo em linguagem natural.</text:p>
      <text:p text:style-name="P1"/>
      <text:p text:style-name="P3">O método de penalização implementado emprega uma proporção simples entre o peso atual da mochila, o fitness atual e qual seria o fitness estimado para a capacidade máxima da mochila. Por exemplo, caso a mochila tivesse um fitness de 245 mas um peso de 205 seria realizada a seguinte proporção, através de uma regra de três bastante simples:</text:p>
      <text:p text:style-name="P3"/>
      <text:p text:style-name="P4"><draw:frame draw:style-name="fr1" draw:name="Objeto1" text:anchor-type="as-char" svg:y="-0.619cm" svg:width="9.329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O que resultaria nos seguintes valores:</text:p>
      <text:p text:style-name="P3"/>
      <text:p text:style-name="P4"><draw:frame draw:style-name="fr1" draw:name="Objeto2" text:anchor-type="as-char" svg:y="-0.619cm" svg:width="7.763cm" svg:height="0.998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3"/>
      <text:p text:style-name="P3">Portanto, o fitness da mochila em questão seria penalizado em 102 pontos, indo de 245 para 143. </text:p>
      <text:p text:style-name="P3"/>
      <text:p text:style-name="P3">Cabe ressaltar que o seu peso e composição se manteriam inalterados após a penalização, apenas o seu valor de fitness é que sofreria atualização.</text:p>
      <text:p text:style-name="P3"/>
      <text:p text:style-name="P3">O psedo-código para este cálculo seria:</text:p>
      <text:p text:style-name="P3"/>
      <text:p text:style-name="P5">se mochila.peso &gt; capacidade então</text:p>
      <text:p text:style-name="P5"><text:tab/>mochila.fitness = (<text:span text:style-name="T2">c</text:span>apacidade * mochila.fi<text:span text:style-name="T3">t</text:span>ness) / <text:span text:style-name="T2">mochila.peso</text:span></text:p>
      <text:list xml:id="list3224597441" text:style-name="L1">
        <text:list-header>
          <text:p text:style-name="P13"/>
          <text:p text:style-name="P16">2. Explique como procedeu para reparar mochilas infactíveis (cujo peso é maior do que o máximo permitido), ou seja, para que tivessem seu peso ajustado para atender à restrição de capacidade. </text:p>
        </text:list-header>
      </text:list>
      <text:p text:style-name="P10"><text:span text:style-name="T5">a. Adicione o pseudo-c</text:span><text:span text:style-name="T6">ó</text:span><text:span text:style-name="T5">digo do m</text:span><text:span text:style-name="T6">é</text:span><text:span text:style-name="T5">todo. </text:span></text:p>
      <text:p text:style-name="P10"><text:span text:style-name="T5">b. Explique o m</text:span><text:span text:style-name="T6">é</text:span><text:span text:style-name="T5">todo em linguagem natural.</text:span></text:p>
      <text:p text:style-name="P17"/>
      <text:p text:style-name="P6"><text:span text:style-name="T5">O </text:span><text:span text:style-name="T4">método de reparação implementado implementa uma repetição para remoção aleatória de itens de <text:s text:c="2"/>mochila até que o seu peso respeito a capacidade máxima pré-determinada. Por exemplo, para uma mochila de peso 132 e fitness 180, o método de reparação iria escolher aleatoriamente um item para ser removida da mochila (alterar o valor da posição de 1 para 0). Supondo que nesse exemplo ele escolhesse aleatoriamente a posição 39, o peso de 15 kg seria removido bem como o valor de 15 de seu fitness. Portanto, resultaria num novo peso de 117 e fitness de 165. Nesse caso não seria necessária nova iteração de remoção </text:span><text:span text:style-name="T7">de itens </text:span><text:span text:style-name="T4">aleatória, pois o peso da mochila já estaria respeitando o critério de carga máxima. </text:span></text:p>
      <text:p text:style-name="P7"/>
      <text:p text:style-name="P2"><text:span text:style-name="T6">Contudo, </text:span><text:span text:style-name="T7">supondo </text:span><text:span text:style-name="T6">que </text:span><text:span text:style-name="T7">item escolhido, de número </text:span><text:span text:style-name="T6">39, </text:span><text:span text:style-name="T7">já não estivesse na lista de presença da mochila, nesse caso, </text:span><text:span text:style-name="T6">o valor da composição da mochila para este item seria alterado de 0 para 0, o que na prática não representa alteração alguma. Devido a este fato, d</text:span><text:span text:style-name="T7">a remoção d</text:span><text:span text:style-name="T6">o item aleatório não ter surtido efeito no peso da mochila, uma nova iteração seria necessária para buscar a adequação da mesma ao critério de carga.</text:span></text:p>
      <text:p text:style-name="P7"/>
      <text:p text:style-name="P14">O psedo-código para este cálculo seria:</text:p>
      <text:p text:style-name="P14"/>
      <text:p text:style-name="P12"><text:soft-page-break/>enquanto mochila.peso &gt; capacidade então</text:p>
      <text:p text:style-name="P12"><text:tab/>identificador_item = seleção aleatória de número entre 0 e 41</text:p>
      <text:p text:style-name="P12"><text:tab/>mochila.remover_item(identificador_item)</text:p>
      <text:p text:style-name="P12"><text:tab/>mochila.calcular_peso()</text:p>
      <text:p text:style-name="P12">fim enquanto</text:p>
      <text:p text:style-name="P12">mochila.calcular_fitness()</text:p>
      <text:p text:style-name="P7"/>
      <text:p text:style-name="P8"><text:span text:style-name="T8">3. </text:span>Plote um gr<text:span text:style-name="T8">á</text:span>fico valor do fitness x gera<text:span text:style-name="T8">ção</text:span> da execu<text:span text:style-name="T8">çã</text:span>o na qual obteve o melhor fitness, portanto, o gr<text:span text:style-name="T8">á</text:span>fico deve ter 2 curvas (uma para cada implementa<text:span text:style-name="T8">çã</text:span>o). Responda: as curvas variam em fun<text:span text:style-name="T8">çã</text:span>o do modo de c<text:span text:style-name="T8">á</text:span>lculo de fitness: penaliza<text:span text:style-name="T8">ção</text:span> x repara<text:span text:style-name="T8">çã</text:span>o? Expliqu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20T15:23:22.152726553</meta:creation-date>
    <dc:date>2020-05-20T16:08:16.621093263</dc:date>
    <meta:editing-duration>PT17M31S</meta:editing-duration>
    <meta:editing-cycles>4</meta:editing-cycles>
    <meta:generator>LibreOffice/6.4.3.2$Linux_X86_64 LibreOffice_project/747b5d0ebf89f41c860ec2a39efd7cb15b54f2d8</meta:generator>
    <meta:document-statistic meta:table-count="0" meta:image-count="0" meta:object-count="2" meta:page-count="2" meta:paragraph-count="26" meta:word-count="470" meta:character-count="2941" meta:non-whitespace-character-count="2483"/>
  </office:meta>
</office:document-meta>
</file>

<file path=Object 1/content.xml><?xml version="1.0" encoding="utf-8"?>
<math xmlns="http://www.w3.org/1998/Math/MathML" display="block">
  <semantics>
    <mrow>
      <mi mathvariant="italic">fitness</mi>
      <mrow>
        <mi mathvariant="italic">penalizado</mi>
        <mo stretchy="false">=</mo>
        <mfrac>
          <mrow>
            <mi mathvariant="italic">Capacidade</mi>
            <mrow>
              <mi mathvariant="italic">máxma</mi>
              <mo stretchy="false">∗</mo>
              <mi mathvariant="italic">fitness</mi>
            </mrow>
            <mi mathvariant="italic">atual</mi>
          </mrow>
          <mrow>
            <mi mathvariant="italic">peso</mi>
            <mi mathvariant="italic">atual</mi>
          </mrow>
        </mfrac>
      </mrow>
    </mrow>
    <annotation encoding="StarMath 5.0">fitness penalizado = {Capacidade máxma * fitness atual} over {peso atual}  </annotation>
  </semantics>
</math>
</file>

<file path=Object 2/content.xml><?xml version="1.0" encoding="utf-8"?>
<math xmlns="http://www.w3.org/1998/Math/MathML" display="block">
  <semantics>
    <mrow>
      <mi mathvariant="italic">fitness</mi>
      <mrow>
        <mi mathvariant="italic">penalizado</mi>
        <mo stretchy="false">=</mo>
        <mfrac>
          <mrow>
            <mn>120</mn>
            <mo stretchy="false">∗</mo>
            <mn>245</mn>
          </mrow>
          <mn>205</mn>
        </mfrac>
        <mo stretchy="false">=</mo>
        <mn>143,41</mn>
        <mo stretchy="false">≈</mo>
        <mn>143</mn>
      </mrow>
    </mrow>
    <annotation encoding="StarMath 5.0">fitness penalizado = {120 * 245} over {205}  = 143,41 approx 143</annotation>
  </semantics>
</math>
</file>